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282 – Project 1</text:p>
      <text:p text:style-name="Standard">Tim Shaw &amp; Travis Swoger</text:p>
      <text:p text:style-name="Standard">10/2/2012</text:p>
      <text:p text:style-name="Standard"/>
      <text:p text:style-name="Standard">Part 3 – Numerical Comparison</text:p>
      <text:p text:style-name="Standard"/>
      <text:p text:style-name="Standard">The results of the three integration methods (Euler, Verlet and Runge-Kutta 4) produced results which were consistent with the error expected from each method. <text:s/>The test utilized was a drop of one second from a starting height of 1000 meters, the expected result of which was a drop distance of 995.018 meters. <text:s/>Euler (expected to have the largest error) returned a drop of 994.977 meters (a difference of -0.041 m), Verlet a drop of 995.015 m (a difference of -0.003) and RK4 returned a drop of 995.018 (a difference of 6.10E-05, or nearly negligible). <text:s/>RK4 is far and away the most accurate, though it's also the most costly. <text:s/>For most applications where a rough estimate is adequate (such as games), Verlet seems to offer the best trade off between complexity and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Shaw</meta:initial-creator>
    <meta:creation-date>2012-10-02T12:28:24</meta:creation-date>
    <meta:printed-by>Timothy Shaw</meta:printed-by>
    <meta:print-date>2012-10-02T12:51:24</meta:print-date>
    <dc:date>2012-10-02T12:52:51</dc:date>
    <dc:creator>Timothy Shaw</dc:creator>
    <meta:editing-duration>PT9M17S</meta:editing-duration>
    <meta:editing-cycles>1</meta:editing-cycles>
    <meta:document-statistic meta:table-count="0" meta:image-count="0" meta:object-count="0" meta:page-count="1" meta:paragraph-count="5" meta:word-count="148" meta:character-count="855" meta:non-whitespace-character-count="708"/>
    <meta:generator>LibreOffice/3.5$Linux_X86_64 LibreOffice_project/350m1$Build-2</meta:generator>
  </office:meta>
</office:document-meta>
</file>